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2864" calcext:value-type="float">
            <text:p>83.1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4264" calcext:value-type="float">
            <text:p>82.8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8064" calcext:value-type="float">
            <text:p>82.8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2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2368" calcext:value-type="float">
            <text:p>82.1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3352" calcext:value-type="float">
            <text:p>81.6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7696" calcext:value-type="float">
            <text:p>81.3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1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4032" calcext:value-type="float">
            <text:p>79.5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1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32888" calcext:value-type="float">
            <text:p>78.7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1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1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5568" calcext:value-type="float">
            <text:p>77.3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1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1416" calcext:value-type="float">
            <text:p>76.8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0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0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0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05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0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90912" calcext:value-type="float">
            <text:p>73.59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0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328" calcext:value-type="float">
            <text:p>71.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0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7568" calcext:value-type="float">
            <text:p>70.45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0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200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199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1997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6872" calcext:value-type="float">
            <text:p>64.12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199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199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6008" calcext:value-type="float">
            <text:p>61.78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199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2808" calcext:value-type="float">
            <text:p>59.04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199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198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198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1987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198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198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198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198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198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197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197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197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8301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